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728in"/>
    </style:style>
    <style:style style:name="co7" style:family="table-column">
      <style:table-column-properties fo:break-before="auto" style:column-width="2.3484in"/>
    </style:style>
    <style:style style:name="co8" style:family="table-column">
      <style:table-column-properties fo:break-before="auto" style:column-width="3.048in"/>
    </style:style>
    <style:style style:name="co9" style:family="table-column">
      <style:table-column-properties fo:break-before="auto" style:column-width="2.3811in"/>
    </style:style>
    <style:style style:name="co10" style:family="table-column">
      <style:table-column-properties fo:break-before="auto" style:column-width="2.1083in"/>
    </style:style>
    <style:style style:name="co5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3.9457in"/>
    </style:style>
    <style:style style:name="co13" style:family="table-column">
      <style:table-column-properties fo:break-before="auto" style:column-width="2.4362in"/>
    </style:style>
    <style:style style:name="co14" style:family="table-column">
      <style:table-column-properties fo:break-before="auto" style:column-width="3.5173in"/>
    </style:style>
    <style:style style:name="ro3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atures" table:style-name="ta1" table:print="false"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1020" table:default-cell-style-name="Default"/>
        <table:table-row table:style-name="ro3">
          <table:table-cell table:style-name="ce1" office:value-type="string" table:number-columns-spanned="4" table:number-rows-spanned="1">
            <text:p>DSR 2.0 Feature Collect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>
            <text:p>STT</text:p>
          </table:table-cell>
          <table:table-cell table:style-name="ce2" office:value-type="string">
            <text:p>Tên</text:p>
          </table:table-cell>
          <table:table-cell table:style-name="ce2" office:value-type="string">
            <text:p>Ghi chú</text:p>
          </table:table-cell>
          <table:table-cell table:style-name="ce2" office:value-type="string">
            <text:p>Tham khảo</text:p>
          </table:table-cell>
          <table:table-cell table:style-name="ce2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factor, Restruct database, model và kiến trúc </text:p>
          </table:table-cell>
          <table:table-cell office:value-type="string">
            <text:p>Dùng MVC framework, thiết kế lại db</text:p>
          </table:table-cell>
          <table:table-cell office:value-type="string">
            <text:p>CodeIgniter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ỗ trợ nhiều project</text:p>
          </table:table-cell>
          <table:table-cell/>
          <table:table-cell office:value-type="string">
            <text:p>JIRA, Redmine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ỗ trợ plugin/module gắn rời động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ử dụng php/javascript/css framework</text:p>
          </table:table-cell>
          <table:table-cell office:value-type="string">
            <text:p>jquery, jquery-ui, grid …</text:p>
          </table:table-cell>
          <table:table-cell table:number-columns-repeated="102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Hỗ trợ giao tiếp giữa các module/ thành phần trong hệ thống</text:p>
          </table:table-cell>
          <table:table-cell office:value-type="string">
            <text:p>Task-category-report...</text:p>
          </table:table-cell>
          <table:table-cell table:number-columns-repeated="102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lugin hỗ trợ giao tiếp được với các system khác</text:p>
          </table:table-cell>
          <table:table-cell office:value-type="string">
            <text:p>gcsjira, testlink,phpSchedule...</text:p>
          </table:table-cell>
          <table:table-cell table:number-columns-repeated="102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Hỗ trợ web service</text:p>
          </table:table-cell>
          <table:table-cell office:value-type="string">
            <text:p>Optional</text:p>
          </table:table-cell>
          <table:table-cell table:number-columns-repeated="102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iao diện đẹp và tiện dụng</text:p>
          </table:table-cell>
          <table:table-cell office:value-type="string">
            <text:p>Important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ource, Document đẹp, đầy đủ và đúng chuẩn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killMetric: Constraint</text:p>
          </table:table-cell>
          <table:table-cell office:value-type="string">
            <text:p>Setup skill bắt buộc phải tăng/giảm khi update. Skill phải đạt tới 1 mức nhất định trong 1 khoảng tg</text:p>
          </table:table-cell>
          <table:table-cell table:number-columns-repeated="102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ạo css riêng cho bảng, form</text:p>
          </table:table-cell>
          <table:table-cell office:value-type="string">
            <text:p>cho phép lựa chọn các size khác nhau</text:p>
          </table:table-cell>
          <table:table-cell table:number-columns-repeated="102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Xác định rõ mối quan hệ giữa assignment-timesheet-dsr task-off-off plan-overtime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table:number-columns-repeated="1023"/>
        </table:table-row>
        <table:table-row table:style-name="ro2">
          <table:table-cell office:value-type="float" office:value="14">
            <text:p>14</text:p>
          </table:table-cell>
          <table:table-cell table:number-columns-repeated="1023"/>
        </table:table-row>
        <table:table-row table:style-name="ro2">
          <table:table-cell office:value-type="float" office:value="15">
            <text:p>15</text:p>
          </table:table-cell>
          <table:table-cell table:number-columns-repeated="1023"/>
        </table:table-row>
        <table:table-row table:style-name="ro2">
          <table:table-cell office:value-type="float" office:value="16">
            <text:p>16</text:p>
          </table:table-cell>
          <table:table-cell table:number-columns-repeated="1023"/>
        </table:table-row>
        <table:table-row table:style-name="ro2">
          <table:table-cell office:value-type="float" office:value="17">
            <text:p>17</text:p>
          </table:table-cell>
          <table:table-cell table:number-columns-repeated="1023"/>
        </table:table-row>
        <table:table-row table:style-name="ro2">
          <table:table-cell office:value-type="float" office:value="18">
            <text:p>18</text:p>
          </table:table-cell>
          <table:table-cell table:number-columns-repeated="1023"/>
        </table:table-row>
        <table:table-row table:style-name="ro2">
          <table:table-cell office:value-type="float" office:value="19">
            <text:p>19</text:p>
          </table:table-cell>
          <table:table-cell table:number-columns-repeated="1023"/>
        </table:table-row>
        <table:table-row table:style-name="ro2">
          <table:table-cell office:value-type="float" office:value="20">
            <text:p>20</text:p>
          </table:table-cell>
          <table:table-cell table:number-columns-repeated="1023"/>
        </table:table-row>
        <table:table-row table:style-name="ro2">
          <table:table-cell office:value-type="float" office:value="21">
            <text:p>21</text:p>
          </table:table-cell>
          <table:table-cell table:number-columns-repeated="1023"/>
        </table:table-row>
        <table:table-row table:style-name="ro2">
          <table:table-cell office:value-type="float" office:value="22">
            <text:p>22</text:p>
          </table:table-cell>
          <table:table-cell table:number-columns-repeated="1023"/>
        </table:table-row>
        <table:table-row table:style-name="ro2">
          <table:table-cell office:value-type="float" office:value="23">
            <text:p>23</text:p>
          </table:table-cell>
          <table:table-cell table:number-columns-repeated="1023"/>
        </table:table-row>
        <table:table-row table:style-name="ro2">
          <table:table-cell office:value-type="float" office:value="24">
            <text:p>24</text:p>
          </table:table-cell>
          <table:table-cell table:number-columns-repeated="1023"/>
        </table:table-row>
        <table:table-row table:style-name="ro2">
          <table:table-cell office:value-type="float" office:value="25">
            <text:p>25</text:p>
          </table:table-cell>
          <table:table-cell table:number-columns-repeated="1023"/>
        </table:table-row>
        <table:table-row table:style-name="ro2">
          <table:table-cell office:value-type="float" office:value="26">
            <text:p>26</text:p>
          </table:table-cell>
          <table:table-cell table:number-columns-repeated="1023"/>
        </table:table-row>
        <table:table-row table:style-name="ro2">
          <table:table-cell office:value-type="float" office:value="27">
            <text:p>27</text:p>
          </table:table-cell>
          <table:table-cell table:number-columns-repeated="1023"/>
        </table:table-row>
        <table:table-row table:style-name="ro2">
          <table:table-cell office:value-type="float" office:value="28">
            <text:p>28</text:p>
          </table:table-cell>
          <table:table-cell table:number-columns-repeated="1023"/>
        </table:table-row>
      </table:table>
      <table:table table:name="Module" table:style-name="ta1" table:print="false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3">
          <table:table-cell table:style-name="ce1" office:value-type="string" table:number-columns-spanned="5" table:number-rows-spanned="1">
            <text:p>Danh sách các module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>
            <text:p>STT</text:p>
          </table:table-cell>
          <table:table-cell table:style-name="ce2" office:value-type="string">
            <text:p>Tên</text:p>
          </table:table-cell>
          <table:table-cell table:style-name="ce2" office:value-type="string">
            <text:p>Chi tiết</text:p>
          </table:table-cell>
          <table:table-cell table:style-name="ce2" office:value-type="string">
            <text:p>Tham khảo</text:p>
          </table:table-cell>
          <table:table-cell table:style-name="ce2" office:value-type="string">
            <text:p>Ghi chú</text:p>
          </table:table-cell>
          <table:table-cell table:style-name="ce2"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ser Management</text:p>
          </table:table-cell>
          <table:table-cell office:value-type="string">
            <text:p>Quản lý, profile người dùng</text:p>
          </table:table-cell>
          <table:table-cell office:value-type="string">
            <text:p>DSR v1.0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CL</text:p>
          </table:table-cell>
          <table:table-cell office:value-type="string">
            <text:p>Access Control List – phân quyền</text:p>
          </table:table-cell>
          <table:table-cell office:value-type="string">
            <text:p>DSR v1.0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Get testlink result</text:p>
          </table:table-cell>
          <table:table-cell office:value-type="string">
            <text:p>Kết nối lấy kết quả từ test link</text:p>
          </table:table-cell>
          <table:table-cell office:value-type="string">
            <text:p>DSR v1.0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ssignment</text:p>
          </table:table-cell>
          <table:table-cell office:value-type="string">
            <text:p>Tạo assignment</text:p>
          </table:table-cell>
          <table:table-cell office:value-type="string">
            <text:p>DSR v1.0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ashboard</text:p>
          </table:table-cell>
          <table:table-cell/>
          <table:table-cell office:value-type="string">
            <text:p>DSR v1.0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ask Management </text:p>
          </table:table-cell>
          <table:table-cell office:value-type="string">
            <text:p>Quản lý công việc, assigned task</text:p>
          </table:table-cell>
          <table:table-cell office:value-type="string">
            <text:p>DSR v1.0, Redmine, JIRA...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kiill Metric</text:p>
          </table:table-cell>
          <table:table-cell/>
          <table:table-cell office:value-type="string">
            <text:p>DSR v1.0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raining</text:p>
          </table:table-cell>
          <table:table-cell office:value-type="string">
            <text:p>Quảng lý việc training</text:p>
          </table:table-cell>
          <table:table-cell office:value-type="string">
            <text:p>DSR v1.0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aily report</text:p>
          </table:table-cell>
          <table:table-cell/>
          <table:table-cell office:value-type="string">
            <text:p>DSR v1.0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Offplaning</text:p>
          </table:table-cell>
          <table:table-cell/>
          <table:table-cell office:value-type="string">
            <text:p>DSR v1.0</text:p>
          </table:table-cell>
          <table:table-cell table:number-columns-repeated="1020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ssignment: test execution </text:p>
          </table:table-cell>
          <table:table-cell/>
          <table:table-cell office:value-type="string">
            <text:p>DSR v1.0</text:p>
          </table:table-cell>
          <table:table-cell table:number-columns-repeated="1020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ontribute</text:p>
          </table:table-cell>
          <table:table-cell office:value-type="string">
            <text:p>Knowledge sharing, suggestion, lesson learnt</text:p>
          </table:table-cell>
          <table:table-cell office:value-type="string">
            <text:p>DSR v1.0</text:p>
          </table:table-cell>
          <table:table-cell office:value-type="string">
            <text:p>gọi chung là wiki được không ? Gom thành 1 hoặc phân chia chi tiết hơn, thiết kế lại cả giao diện lẫn chức năng cho hợp lý. 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evice Management</text:p>
          </table:table-cell>
          <table:table-cell/>
          <table:table-cell office:value-type="string">
            <text:p>DSR v1.0</text:p>
          </table:table-cell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tatistic</text:p>
          </table:table-cell>
          <table:table-cell/>
          <table:table-cell office:value-type="string">
            <text:p>DSR v1.0</text:p>
          </table:table-cell>
          <table:table-cell table:number-columns-repeated="102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Activity Management</text:p>
          </table:table-cell>
          <table:table-cell/>
          <table:table-cell office:value-type="string">
            <text:p>DSR v1.0</text:p>
          </table:table-cell>
          <table:table-cell table:number-columns-repeated="102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onfig</text:p>
          </table:table-cell>
          <table:table-cell/>
          <table:table-cell office:value-type="string">
            <text:p>DSR v1.0</text:p>
          </table:table-cell>
          <table:table-cell table:number-columns-repeated="1020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Error loging</text:p>
          </table:table-cell>
          <table:table-cell/>
          <table:table-cell office:value-type="string">
            <text:p>DSR v1.0</text:p>
          </table:table-cell>
          <table:table-cell table:number-columns-repeated="1020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Violation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table:number-columns-repeated="1023"/>
        </table:table-row>
        <table:table-row table:style-name="ro2">
          <table:table-cell office:value-type="float" office:value="20">
            <text:p>20</text:p>
          </table:table-cell>
          <table:table-cell table:number-columns-repeated="1023"/>
        </table:table-row>
        <table:table-row table:style-name="ro2">
          <table:table-cell office:value-type="float" office:value="21">
            <text:p>21</text:p>
          </table:table-cell>
          <table:table-cell table:number-columns-repeated="1023"/>
        </table:table-row>
        <table:table-row table:style-name="ro2">
          <table:table-cell office:value-type="float" office:value="22">
            <text:p>22</text:p>
          </table:table-cell>
          <table:table-cell table:number-columns-repeated="1023"/>
        </table:table-row>
        <table:table-row table:style-name="ro2">
          <table:table-cell office:value-type="float" office:value="23">
            <text:p>23</text:p>
          </table:table-cell>
          <table:table-cell table:number-columns-repeated="1023"/>
        </table:table-row>
        <table:table-row table:style-name="ro2">
          <table:table-cell office:value-type="float" office:value="24">
            <text:p>24</text:p>
          </table:table-cell>
          <table:table-cell table:number-columns-repeated="1023"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3">05/03/2012</text:date>, <text:time>12:3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 Vo</meta:initial-creator>
    <meta:creation-date>2012-04-25T11:23:13.82</meta:creation-date>
    <dc:date>2012-05-03T12:35:40.51</dc:date>
    <dc:creator>An Vo</dc:creator>
    <meta:editing-duration>PT1H56M5S</meta:editing-duration>
    <meta:editing-cycles>25</meta:editing-cycles>
    <meta:generator>OpenOffice.org/3.3$Win32 OpenOffice.org_project/330m20$Build-9567</meta:generator>
    <meta:document-statistic meta:table-count="3" meta:cell-count="128" meta:object-count="0"/>
  </office:meta>
</office:document-meta>
</file>